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1509" officeooo:paragraph-rsid="00021509"/>
    </style:style>
    <style:style style:name="P2" style:family="paragraph" style:parent-style-name="Preformatted_20_Text">
      <style:text-properties officeooo:rsid="00021509" officeooo:paragraph-rsid="000bc57b"/>
    </style:style>
    <style:style style:name="P3" style:family="paragraph" style:parent-style-name="Preformatted_20_Text">
      <style:text-properties fo:font-weight="bold" officeooo:rsid="001c57fb" officeooo:paragraph-rsid="001c57fb" style:font-weight-asian="bold" style:font-weight-complex="bold"/>
    </style:style>
    <style:style style:name="P4" style:family="paragraph" style:parent-style-name="Preformatted_20_Text">
      <style:text-properties fo:font-weight="bold" officeooo:rsid="0015cbca" officeooo:paragraph-rsid="0015cbca" style:font-weight-asian="bold" style:font-weight-complex="bold"/>
    </style:style>
    <style:style style:name="P5" style:family="paragraph" style:parent-style-name="Preformatted_20_Text">
      <style:text-properties fo:font-weight="bold" officeooo:rsid="007f01ba" officeooo:paragraph-rsid="007f01ba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6pt" fo:font-weight="bold" officeooo:rsid="006ae5f3" officeooo:paragraph-rsid="006ae5f3" style:font-size-asian="14pt" style:font-weight-asian="bold" style:font-size-complex="16pt" style:font-weight-complex="bold"/>
    </style:style>
    <style:style style:name="P7" style:family="paragraph" style:parent-style-name="Preformatted_20_Text">
      <style:text-properties officeooo:rsid="00035ba3" officeooo:paragraph-rsid="0014b990"/>
    </style:style>
    <style:style style:name="P8" style:family="paragraph" style:parent-style-name="Preformatted_20_Text">
      <style:text-properties officeooo:rsid="006c7da0" officeooo:paragraph-rsid="006c7da0"/>
    </style:style>
    <style:style style:name="P9" style:family="paragraph" style:parent-style-name="Preformatted_20_Text">
      <style:text-properties officeooo:rsid="0070e229" officeooo:paragraph-rsid="0070e229"/>
    </style:style>
    <style:style style:name="P10" style:family="paragraph" style:parent-style-name="Preformatted_20_Text">
      <style:text-properties officeooo:rsid="007f01ba" officeooo:paragraph-rsid="007f01ba"/>
    </style:style>
    <style:style style:name="P11" style:family="paragraph" style:parent-style-name="Preformatted_20_Text">
      <style:text-properties officeooo:rsid="0009ce19" officeooo:paragraph-rsid="00021509"/>
    </style:style>
    <style:style style:name="P12" style:family="paragraph" style:parent-style-name="Preformatted_20_Text">
      <style:text-properties officeooo:rsid="008ec383" officeooo:paragraph-rsid="008ec383"/>
    </style:style>
    <style:style style:name="P13" style:family="paragraph" style:parent-style-name="Preformatted_20_Text">
      <style:text-properties officeooo:rsid="0004b1ba" officeooo:paragraph-rsid="009074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a8d" style:font-weight-asian="bold" style:font-weight-complex="bold"/>
    </style:style>
    <style:style style:name="T3" style:family="text">
      <style:text-properties officeooo:rsid="001dcf45"/>
    </style:style>
    <style:style style:name="T4" style:family="text">
      <style:text-properties officeooo:rsid="00695cb2"/>
    </style:style>
    <style:style style:name="T5" style:family="text">
      <style:text-properties officeooo:rsid="007f9512"/>
    </style:style>
    <style:style style:name="T6" style:family="text">
      <style:text-properties officeooo:rsid="00821c8e"/>
    </style:style>
    <style:style style:name="T7" style:family="text">
      <style:text-properties officeooo:rsid="0083d936"/>
    </style:style>
    <style:style style:name="T8" style:family="text">
      <style:text-properties officeooo:rsid="00857855"/>
    </style:style>
    <style:style style:name="T9" style:family="text">
      <style:text-properties officeooo:rsid="00858d35"/>
    </style:style>
    <style:style style:name="T10" style:family="text">
      <style:text-properties officeooo:rsid="0085f7b5"/>
    </style:style>
    <style:style style:name="T11" style:family="text">
      <style:text-properties officeooo:rsid="008904a2"/>
    </style:style>
    <style:style style:name="T12" style:family="text">
      <style:text-properties officeooo:rsid="008ac76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c2299" style:font-weight-asian="normal" style:font-weight-complex="normal"/>
    </style:style>
    <style:style style:name="T15" style:family="text">
      <style:text-properties officeooo:rsid="00035b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lanation</text:p>
      <text:p text:style-name="P2"/>
      <text:p text:style-name="P2"><text:span text:style-name="T1">Title:</text:span> OpenCV C++ Program to <text:span text:style-name="T6">play a video</text:span>.</text:p>
      <text:p text:style-name="P2"><text:span text:style-name="T1">Author:</text:span> Aditya Prakash</text:p>
      <text:p text:style-name="P1">The following is the <text:span text:style-name="T3">explanation to the </text:span><text:span text:style-name="T2">C++</text:span> code to <text:span text:style-name="T7">play a video</text:span> in C++ using the tool <text:span text:style-name="T1">OpenCV</text:span>.</text:p>
      <text:p text:style-name="P7">Things to know:</text:p>
      <text:p text:style-name="P7">(1) The code will only compile in Linux environment.</text:p>
      <text:p text:style-name="P13"><text:span text:style-name="T15">(2) To run in windows, please use the file: 'play_video.o' and run it in cmd. However if it does not run(problem in system architecture) then compile it in windows by making suitable and obvious changes to the code like: Use &lt;iostream.h&gt; in place of &lt;iostream&gt;.</text:span></text:p>
      <text:p text:style-name="P13">(3) Compile command: g++ -w <text:span text:style-name="T8">vid</text:span>.cpp -o <text:span text:style-name="T8">vid</text:span> `pkg-config --libs opencv` </text:p>
      <text:p text:style-name="P11">(4) Run command: ./<text:span text:style-name="T8">vid</text:span></text:p>
      <text:p text:style-name="P12">(5) Please make sure that the video : “Bumpy.mp4” is in the same location.</text:p>
      <text:p text:style-name="P1">Before you run the code, please make sure that you have OpenCV installed on your // system.</text:p>
      <text:p text:style-name="P4">Code area:</text:p>
      <text:p text:style-name="P1"/>
      <text:p text:style-name="P8">// Author: Aditya Prakash</text:p>
      <text:p text:style-name="P8">// Title: <text:span text:style-name="T9">Play a video</text:span> in C++ using OpenCV.</text:p>
      <text:p text:style-name="P9"/>
      <text:p text:style-name="P5">#include "opencv2/highgui/highgui.hpp"</text:p>
      <text:p text:style-name="P10">// highgui - an interface to video and image capturing.</text:p>
      <text:p text:style-name="P10"/>
      <text:p text:style-name="P5">#include &lt;iostream&gt;</text:p>
      <text:p text:style-name="P10">// The header files for performing input and output.</text:p>
      <text:p text:style-name="P10"/>
      <text:p text:style-name="P5">using namespace cv;</text:p>
      <text:p text:style-name="P10">// Namespace where all the C++ OpenCV functionality resides.</text:p>
      <text:p text:style-name="P10"/>
      <text:p text:style-name="P5">using namespace std;</text:p>
      <text:p text:style-name="P10">// For input output operations.</text:p>
      <text:p text:style-name="P10"/>
      <text:p text:style-name="P10"/>
      <text:p text:style-name="P5">int main()</text:p>
      <text:p text:style-name="P5">{</text:p>
      <text:p text:style-name="P5"><text:tab/>VideoCapture cap("Bumpy.mp4");</text:p>
      <text:p text:style-name="P10"><text:tab/>// cap is the object of class video capture that tries to capture Bumpy.mp4</text:p>
      <text:p text:style-name="P10"><text:s text:c="4"/><text:span text:style-name="T1">if ( !cap.isOpened() ) </text:span><text:s/>// isOpened() returns true if capturing has <text:span text:style-name="T10">started.</text:span></text:p>
      <text:p text:style-name="P10"><text:s text:c="4"/><text:span text:style-name="T1">{</text:span></text:p>
      <text:p text:style-name="P5"><text:tab/><text:tab/>cout &lt;&lt; "Cannot open the video file. <text:span text:style-name="T5">\n</text:span>";</text:p>
      <text:p text:style-name="P5"><text:tab/><text:tab/>return -1;</text:p>
      <text:p text:style-name="P5"><text:s text:c="4"/>}</text:p>
      <text:p text:style-name="P10"/>
      <text:p text:style-name="P10"><text:s text:c="4"/><text:span text:style-name="T1">double fps = cap.get(CV_CAP_PROP_FPS);</text:span> //get the frames per second.</text:p>
      <text:p text:style-name="P10"><text:s text:c="4"/>// The function get is used to derive a property from the element.</text:p>
      <text:p text:style-name="P10"><text:s text:c="4"/>// Example:</text:p>
      <text:p text:style-name="P10"><text:s text:c="4"/>// CV_CAP_PROP_POS_MSEC : <text:s/>Current Video capture timestamp.</text:p>
      <text:p text:style-name="P10"><text:s text:c="4"/>// CV_CAP_PROP_POS_FRAMES : Index of the next frame.</text:p>
      <text:p text:style-name="P10"/>
      <text:p text:style-name="P10"><text:span text:style-name="T1"><text:s text:c="4"/>namedWindow("A_good_name",CV_WINDOW_AUTOSIZE);</text:span> // <text:span text:style-name="T12">C</text:span>reate a window called <text:tab/>//"<text:span text:style-name="T11">A_good_name</text:span>".</text:p>
      <text:p text:style-name="P10"><text:tab/>// first argument: name of the window.</text:p>
      <text:p text:style-name="P10"><text:tab/>// second argument: flag- types: </text:p>
      <text:p text:style-name="P10"><text:tab/>// WINDOW_NORMAL : The user can resize the window.</text:p>
      <text:p text:style-name="P10"><text:tab/>// WINDOW_AUTOSIZE : The window size is automatically adjusted to fitvthe displayed image() ), and you cannot change the window size manually.</text:p>
      <text:p text:style-name="P10"><text:tab/>// WINDOW_OPENGL : The window will be created with OpenGL support.</text:p>
      <text:p text:style-name="P10"><text:soft-page-break/></text:p>
      <text:p text:style-name="P5"><text:s text:c="4"/>While(1) <text:span text:style-name="T13">// </text:span><text:span text:style-name="T14">An infinite loop</text:span></text:p>
      <text:p text:style-name="P5"><text:s text:c="4"/>{</text:p>
      <text:p text:style-name="P5"><text:tab/><text:tab/>Mat frame;</text:p>
      <text:p text:style-name="P10"><text:tab/><text:tab/>// Mat object is a basic image container. frame is an object of Mat.</text:p>
      <text:p text:style-name="P10"/>
      <text:p text:style-name="P10"><text:span text:style-name="T1"><text:s text:c="8"/>if (!cap.read(frame))</text:span> // if not success, break loop</text:p>
      <text:p text:style-name="P10"><text:s text:c="8"/>// read() decodes and captures the next frame.</text:p>
      <text:p text:style-name="P5"><text:s text:c="8"/>{</text:p>
      <text:p text:style-name="P10"><text:tab/><text:tab/><text:tab/>cout&lt;&lt;"\n Cannot read the video file. \n";</text:p>
      <text:p text:style-name="P5"><text:s text:c="12"/>break;</text:p>
      <text:p text:style-name="P5"><text:s text:c="8"/>}</text:p>
      <text:p text:style-name="P5"/>
      <text:p text:style-name="P5"><text:s text:c="8"/>imshow("A_good_name", frame);</text:p>
      <text:p text:style-name="P10"><text:tab/><text:tab/>// first argument: name of the window.</text:p>
      <text:p text:style-name="P10"><text:tab/><text:tab/>// second argument: image to be shown(Mat object).</text:p>
      <text:p text:style-name="P10"/>
      <text:p text:style-name="P10"><text:span text:style-name="T1"><text:tab/><text:tab/>if(waitKey(30) == 27)</text:span> // Wait for 'esc' key press to exit</text:p>
      <text:p text:style-name="P10"><text:s/><text:span text:style-name="T1"><text:s text:c="7"/>{ </text:span></text:p>
      <text:p text:style-name="P5"><text:s text:c="12"/>break; </text:p>
      <text:p text:style-name="P5"><text:s text:c="8"/>}</text:p>
      <text:p text:style-name="P5"><text:s text:c="4"/>}</text:p>
      <text:p text:style-name="P5"/>
      <text:p text:style-name="P5"><text:s text:c="4"/>return 0;</text:p>
      <text:p text:style-name="P5">}</text:p>
      <text:p text:style-name="P9"/>
      <text:p text:style-name="P3">End of <text:span text:style-name="T4">explana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5T15:46:32.611118777</dc:date>
    <meta:generator>LibreOffice/4.2.8.2$Linux_x86 LibreOffice_project/420m0$Build-2</meta:generator>
    <meta:editing-duration>PT47M42S</meta:editing-duration>
    <meta:editing-cycles>143</meta:editing-cycles>
    <meta:document-statistic meta:table-count="0" meta:image-count="0" meta:object-count="0" meta:page-count="2" meta:paragraph-count="63" meta:word-count="422" meta:character-count="2669" meta:non-whitespace-character-count="2148"/>
  </office:meta>
</office:document-meta>
</file>